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3.739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1.533cm"/>
    </style:style>
    <style:style style:name="co21" style:family="table-column">
      <style:table-column-properties fo:break-before="auto" style:column-width="1.316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1.506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3.304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3.657cm"/>
    </style:style>
    <style:style style:name="co30" style:family="table-column">
      <style:table-column-properties fo:break-before="auto" style:column-width="3.847cm"/>
    </style:style>
    <style:style style:name="co31" style:family="table-column">
      <style:table-column-properties fo:break-before="auto" style:column-width="4.692cm"/>
    </style:style>
    <style:style style:name="co32" style:family="table-column">
      <style:table-column-properties fo:break-before="auto" style:column-width="3.549cm"/>
    </style:style>
    <style:style style:name="co33" style:family="table-column">
      <style:table-column-properties fo:break-before="auto" style:column-width="4.747cm"/>
    </style:style>
    <style:style style:name="co34" style:family="table-column">
      <style:table-column-properties fo:break-before="auto" style:column-width="4.12cm"/>
    </style:style>
    <style:style style:name="co35" style:family="table-column">
      <style:table-column-properties fo:break-before="auto" style:column-width="4.256cm"/>
    </style:style>
    <style:style style:name="co36" style:family="table-column">
      <style:table-column-properties fo:break-before="auto" style:column-width="5.373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a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ce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Additional 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Yomi Name</text:p>
          </table:table-cell>
          <table:table-cell office:value-type="string" calcext:value-type="string">
            <text:p>Given Name Yomi</text:p>
          </table:table-cell>
          <table:table-cell office:value-type="string" calcext:value-type="string">
            <text:p>Additional Name Yomi</text:p>
          </table:table-cell>
          <table:table-cell office:value-type="string" calcext:value-type="string">
            <text:p>Family Name Yomi</text:p>
          </table:table-cell>
          <table:table-cell office:value-type="string" calcext:value-type="string">
            <text:p>Name Prefix</text:p>
          </table:table-cell>
          <table:table-cell office:value-type="string" calcext:value-type="string">
            <text:p>Name Suffix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Maiden 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illing Information</text:p>
          </table:table-cell>
          <table:table-cell office:value-type="string" calcext:value-type="string">
            <text:p>Directory Server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Group Membership</text:p>
          </table:table-cell>
          <table:table-cell office:value-type="string" calcext:value-type="string">
            <text:p>Phone 1 - Type</text:p>
          </table:table-cell>
          <table:table-cell table:style-name="Default" office:value-type="string" calcext:value-type="string">
            <text:p>Phone 1 - Value</text:p>
          </table:table-cell>
          <table:table-cell office:value-type="string" calcext:value-type="string">
            <text:p>Organization 1 - Type</text:p>
          </table:table-cell>
          <table:table-cell office:value-type="string" calcext:value-type="string">
            <text:p>Organization 1 - Name</text:p>
          </table:table-cell>
          <table:table-cell office:value-type="string" calcext:value-type="string">
            <text:p>Organization 1 - Yomi Name</text:p>
          </table:table-cell>
          <table:table-cell office:value-type="string" calcext:value-type="string">
            <text:p>Organization 1 - Title</text:p>
          </table:table-cell>
          <table:table-cell office:value-type="string" calcext:value-type="string">
            <text:p>Organization 1 - Department</text:p>
          </table:table-cell>
          <table:table-cell office:value-type="string" calcext:value-type="string">
            <text:p>Organization 1 - Symbol</text:p>
          </table:table-cell>
          <table:table-cell office:value-type="string" calcext:value-type="string">
            <text:p>Organization 1 - Location</text:p>
          </table:table-cell>
          <table:table-cell office:value-type="string" calcext:value-type="string">
            <text:p>Organization 1 - Job Descripti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aa_1_calo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formula="of:=VLOOKUP([.A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1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aa_2_calon</text:p>
          </table:table-cell>
          <table:table-cell table:number-columns-repeated="27"/>
          <table:table-cell table:formula="of:=VLOOKUP([.A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2</text:p>
          </table:table-cell>
          <table:table-cell table:number-columns-repeated="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aa_3_calon</text:p>
          </table:table-cell>
          <table:table-cell table:number-columns-repeated="27"/>
          <table:table-cell table:formula="of:=VLOOKUP([.A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3</text:p>
          </table:table-cell>
          <table:table-cell table:number-columns-repeated="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aa_4_calon</text:p>
          </table:table-cell>
          <table:table-cell table:number-columns-repeated="27"/>
          <table:table-cell table:formula="of:=VLOOKUP([.A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4</text:p>
          </table:table-cell>
          <table:table-cell table:number-columns-repeated="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aa_5_calon</text:p>
          </table:table-cell>
          <table:table-cell table:number-columns-repeated="27"/>
          <table:table-cell table:formula="of:=VLOOKUP([.A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aa_6_calon</text:p>
          </table:table-cell>
          <table:table-cell table:number-columns-repeated="27"/>
          <table:table-cell table:formula="of:=VLOOKUP([.A7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56</text:p>
          </table:table-cell>
          <table:table-cell table:number-columns-repeated="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aa_7_calon</text:p>
          </table:table-cell>
          <table:table-cell table:number-columns-repeated="27"/>
          <table:table-cell table:formula="of:=VLOOKUP([.A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7</text:p>
          </table:table-cell>
          <table:table-cell table:number-columns-repeated="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aa_8_calon</text:p>
          </table:table-cell>
          <table:table-cell table:number-columns-repeated="27"/>
          <table:table-cell table:formula="of:=VLOOKUP([.A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8</text:p>
          </table:table-cell>
          <table:table-cell table:number-columns-repeated="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aa_9_calon</text:p>
          </table:table-cell>
          <table:table-cell table:number-columns-repeated="27"/>
          <table:table-cell table:formula="of:=VLOOKUP([.A1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9</text:p>
          </table:table-cell>
          <table:table-cell table:number-columns-repeated="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aa_10_calon</text:p>
          </table:table-cell>
          <table:table-cell table:number-columns-repeated="27"/>
          <table:table-cell table:formula="of:=VLOOKUP([.A1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50</text:p>
          </table:table-cell>
          <table:table-cell table:number-columns-repeated="8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aa_11_calon</text:p>
          </table:table-cell>
          <table:table-cell table:number-columns-repeated="27"/>
          <table:table-cell table:formula="of:=VLOOKUP([.A1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61</text:p>
          </table:table-cell>
          <table:table-cell table:number-columns-repeated="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aa_12_calon</text:p>
          </table:table-cell>
          <table:table-cell table:number-columns-repeated="27"/>
          <table:table-cell table:formula="of:=VLOOKUP([.A1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6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aa_13_calon</text:p>
          </table:table-cell>
          <table:table-cell table:number-columns-repeated="27"/>
          <table:table-cell table:formula="of:=VLOOKUP([.A14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6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aa_14_calon</text:p>
          </table:table-cell>
          <table:table-cell table:number-columns-repeated="27"/>
          <table:table-cell table:formula="of:=VLOOKUP([.A15];[Sheet2.$A$1:.$B$54];2;0)" office:value-type="string" office:string-value="kakak" calcext:value-type="string">
            <text:p>kakak</text:p>
          </table:table-cell>
          <table:table-cell office:value-type="string" calcext:value-type="string">
            <text:p>08123075896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aa_15_calon</text:p>
          </table:table-cell>
          <table:table-cell table:number-columns-repeated="27"/>
          <table:table-cell table:formula="of:=VLOOKUP([.A1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65</text:p>
          </table:table-cell>
          <table:table-cell table:number-columns-repeated="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aaa_16_calon</text:p>
          </table:table-cell>
          <table:table-cell table:number-columns-repeated="27"/>
          <table:table-cell table:formula="of:=VLOOKUP([.A1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66</text:p>
          </table:table-cell>
          <table:table-cell table:number-columns-repeated="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aa_17_calon</text:p>
          </table:table-cell>
          <table:table-cell table:number-columns-repeated="27"/>
          <table:table-cell table:formula="of:=VLOOKUP([.A1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6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aa_18_calon</text:p>
          </table:table-cell>
          <table:table-cell table:number-columns-repeated="27"/>
          <table:table-cell table:formula="of:=VLOOKUP([.A19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6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aaa_19_calon</text:p>
          </table:table-cell>
          <table:table-cell table:number-columns-repeated="27"/>
          <table:table-cell table:formula="of:=VLOOKUP([.A20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69</text:p>
          </table:table-cell>
          <table:table-cell table:number-columns-repeated="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aaa_20_calon</text:p>
          </table:table-cell>
          <table:table-cell table:number-columns-repeated="27"/>
          <table:table-cell table:formula="of:=VLOOKUP([.A2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60</text:p>
          </table:table-cell>
          <table:table-cell table:number-columns-repeated="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aa_21_calon</text:p>
          </table:table-cell>
          <table:table-cell table:number-columns-repeated="27"/>
          <table:table-cell table:formula="of:=VLOOKUP([.A2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71</text:p>
          </table:table-cell>
          <table:table-cell table:number-columns-repeated="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aa_22_calon</text:p>
          </table:table-cell>
          <table:table-cell table:number-columns-repeated="27"/>
          <table:table-cell table:formula="of:=VLOOKUP([.A2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72</text:p>
          </table:table-cell>
          <table:table-cell table:number-columns-repeated="8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aaa_23_calon</text:p>
          </table:table-cell>
          <table:table-cell table:number-columns-repeated="27"/>
          <table:table-cell table:formula="of:=VLOOKUP([.A2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73</text:p>
          </table:table-cell>
          <table:table-cell table:number-columns-repeated="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aaa_24_calon</text:p>
          </table:table-cell>
          <table:table-cell table:number-columns-repeated="27"/>
          <table:table-cell table:formula="of:=VLOOKUP([.A2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7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aa_25_calon</text:p>
          </table:table-cell>
          <table:table-cell table:number-columns-repeated="27"/>
          <table:table-cell table:formula="of:=VLOOKUP([.A2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7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aaa_26_calon</text:p>
          </table:table-cell>
          <table:table-cell table:number-columns-repeated="27"/>
          <table:table-cell table:formula="of:=VLOOKUP([.A27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76</text:p>
          </table:table-cell>
          <table:table-cell table:number-columns-repeated="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aa_27_calon</text:p>
          </table:table-cell>
          <table:table-cell table:number-columns-repeated="27"/>
          <table:table-cell table:formula="of:=VLOOKUP([.A2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77</text:p>
          </table:table-cell>
          <table:table-cell table:number-columns-repeated="8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aaa_28_calon</text:p>
          </table:table-cell>
          <table:table-cell table:number-columns-repeated="27"/>
          <table:table-cell table:formula="of:=VLOOKUP([.A2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7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aa_29_calon</text:p>
          </table:table-cell>
          <table:table-cell table:number-columns-repeated="27"/>
          <table:table-cell table:formula="of:=VLOOKUP([.A30];[Sheet2.$A$1:.$B$54];2;0)" office:value-type="string" office:string-value="kakak" calcext:value-type="string">
            <text:p>kakak</text:p>
          </table:table-cell>
          <table:table-cell office:value-type="string" calcext:value-type="string">
            <text:p>081230758979</text:p>
          </table:table-cell>
          <table:table-cell table:number-columns-repeated="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aa_30_calon</text:p>
          </table:table-cell>
          <table:table-cell table:number-columns-repeated="27"/>
          <table:table-cell table:formula="of:=VLOOKUP([.A3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7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aaa_31_calon</text:p>
          </table:table-cell>
          <table:table-cell table:number-columns-repeated="27"/>
          <table:table-cell table:formula="of:=VLOOKUP([.A32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8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aaa_32_calon</text:p>
          </table:table-cell>
          <table:table-cell table:number-columns-repeated="27"/>
          <table:table-cell table:formula="of:=VLOOKUP([.A33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82</text:p>
          </table:table-cell>
          <table:table-cell table:number-columns-repeated="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aa_33_calon</text:p>
          </table:table-cell>
          <table:table-cell table:number-columns-repeated="27"/>
          <table:table-cell table:formula="of:=VLOOKUP([.A3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83</text:p>
          </table:table-cell>
          <table:table-cell table:number-columns-repeated="8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aa_34_calon</text:p>
          </table:table-cell>
          <table:table-cell table:number-columns-repeated="27"/>
          <table:table-cell table:formula="of:=VLOOKUP([.A3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84</text:p>
          </table:table-cell>
          <table:table-cell table:number-columns-repeated="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aaa_35_calon</text:p>
          </table:table-cell>
          <table:table-cell table:number-columns-repeated="27"/>
          <table:table-cell table:formula="of:=VLOOKUP([.A3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85</text:p>
          </table:table-cell>
          <table:table-cell table:number-columns-repeated="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aaa_36_calon</text:p>
          </table:table-cell>
          <table:table-cell table:number-columns-repeated="27"/>
          <table:table-cell table:formula="of:=VLOOKUP([.A3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86</text:p>
          </table:table-cell>
          <table:table-cell table:number-columns-repeated="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aaa_37_calon</text:p>
          </table:table-cell>
          <table:table-cell table:number-columns-repeated="27"/>
          <table:table-cell table:formula="of:=VLOOKUP([.A3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87</text:p>
          </table:table-cell>
          <table:table-cell table:number-columns-repeated="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aa_38_calon</text:p>
          </table:table-cell>
          <table:table-cell table:number-columns-repeated="27"/>
          <table:table-cell table:formula="of:=VLOOKUP([.A3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88</text:p>
          </table:table-cell>
          <table:table-cell table:number-columns-repeated="8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aaa_39_calon</text:p>
          </table:table-cell>
          <table:table-cell table:number-columns-repeated="27"/>
          <table:table-cell table:formula="of:=VLOOKUP([.A4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89</text:p>
          </table:table-cell>
          <table:table-cell table:number-columns-repeated="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aa_40_calon</text:p>
          </table:table-cell>
          <table:table-cell table:number-columns-repeated="27"/>
          <table:table-cell table:formula="of:=VLOOKUP([.A4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80</text:p>
          </table:table-cell>
          <table:table-cell table:number-columns-repeated="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aaa_41_calon</text:p>
          </table:table-cell>
          <table:table-cell table:number-columns-repeated="27"/>
          <table:table-cell table:formula="of:=VLOOKUP([.A4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1</text:p>
          </table:table-cell>
          <table:table-cell table:number-columns-repeated="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aa_42_calon</text:p>
          </table:table-cell>
          <table:table-cell table:number-columns-repeated="27"/>
          <table:table-cell table:formula="of:=VLOOKUP([.A4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2</text:p>
          </table:table-cell>
          <table:table-cell table:number-columns-repeated="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aaa_43_calon</text:p>
          </table:table-cell>
          <table:table-cell table:number-columns-repeated="27"/>
          <table:table-cell table:formula="of:=VLOOKUP([.A4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3</text:p>
          </table:table-cell>
          <table:table-cell table:number-columns-repeated="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aa_44_calon</text:p>
          </table:table-cell>
          <table:table-cell table:number-columns-repeated="27"/>
          <table:table-cell table:formula="of:=VLOOKUP([.A4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4</text:p>
          </table:table-cell>
          <table:table-cell table:number-columns-repeated="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aaa_45_calon</text:p>
          </table:table-cell>
          <table:table-cell table:number-columns-repeated="27"/>
          <table:table-cell table:formula="of:=VLOOKUP([.A4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5</text:p>
          </table:table-cell>
          <table:table-cell table:number-columns-repeated="8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aa_46_calon</text:p>
          </table:table-cell>
          <table:table-cell table:number-columns-repeated="27"/>
          <table:table-cell table:formula="of:=VLOOKUP([.A4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6</text:p>
          </table:table-cell>
          <table:table-cell table:number-columns-repeated="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aaa_47_calon</text:p>
          </table:table-cell>
          <table:table-cell table:number-columns-repeated="27"/>
          <table:table-cell table:formula="of:=VLOOKUP([.A4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7</text:p>
          </table:table-cell>
          <table:table-cell table:number-columns-repeated="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aa_48_calon</text:p>
          </table:table-cell>
          <table:table-cell table:number-columns-repeated="27"/>
          <table:table-cell table:formula="of:=VLOOKUP([.A4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aaa_49_calon</text:p>
          </table:table-cell>
          <table:table-cell table:number-columns-repeated="27"/>
          <table:table-cell table:formula="of:=VLOOKUP([.A50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99</text:p>
          </table:table-cell>
          <table:table-cell table:number-columns-repeated="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aa_50_calon</text:p>
          </table:table-cell>
          <table:table-cell table:number-columns-repeated="27"/>
          <table:table-cell table:formula="of:=VLOOKUP([.A5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90</text:p>
          </table:table-cell>
          <table:table-cell table:number-columns-repeated="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aa_51_calon</text:p>
          </table:table-cell>
          <table:table-cell table:number-columns-repeated="27"/>
          <table:table-cell table:formula="of:=VLOOKUP([.A5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01</text:p>
          </table:table-cell>
          <table:table-cell table:number-columns-repeated="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aaa_52_calon</text:p>
          </table:table-cell>
          <table:table-cell table:number-columns-repeated="27"/>
          <table:table-cell table:formula="of:=VLOOKUP([.A5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02</text:p>
          </table:table-cell>
          <table:table-cell table:number-columns-repeated="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aaa_53_calon</text:p>
          </table:table-cell>
          <table:table-cell table:number-columns-repeated="27"/>
          <table:table-cell table:formula="of:=VLOOKUP([.A5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0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aaa_54_calon</text:p>
          </table:table-cell>
          <table:table-cell table:number-columns-repeated="27"/>
          <table:table-cell table:formula="of:=VLOOKUP([.A55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0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aaa_55_calon</text:p>
          </table:table-cell>
          <table:table-cell table:number-columns-repeated="27"/>
          <table:table-cell table:formula="of:=VLOOKUP([.A5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05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aaa_56_calon</text:p>
          </table:table-cell>
          <table:table-cell table:number-columns-repeated="27"/>
          <table:table-cell table:formula="of:=VLOOKUP([.A5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06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aaa_57_calon</text:p>
          </table:table-cell>
          <table:table-cell table:number-columns-repeated="27"/>
          <table:table-cell table:formula="of:=VLOOKUP([.A5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07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aa_58_calon</text:p>
          </table:table-cell>
          <table:table-cell table:number-columns-repeated="27"/>
          <table:table-cell table:formula="of:=VLOOKUP([.A5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08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aa_59_calon</text:p>
          </table:table-cell>
          <table:table-cell table:number-columns-repeated="27"/>
          <table:table-cell table:formula="of:=VLOOKUP([.A6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0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aaa_60_calon</text:p>
          </table:table-cell>
          <table:table-cell table:number-columns-repeated="27"/>
          <table:table-cell table:formula="of:=VLOOKUP([.A61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aaa_61_calon</text:p>
          </table:table-cell>
          <table:table-cell table:number-columns-repeated="27"/>
          <table:table-cell table:formula="of:=VLOOKUP([.A62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11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aa_62_calon</text:p>
          </table:table-cell>
          <table:table-cell table:number-columns-repeated="27"/>
          <table:table-cell table:formula="of:=VLOOKUP([.A6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12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aaa_63_calon</text:p>
          </table:table-cell>
          <table:table-cell table:number-columns-repeated="27"/>
          <table:table-cell table:formula="of:=VLOOKUP([.A6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13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aaa_64_calon</text:p>
          </table:table-cell>
          <table:table-cell table:number-columns-repeated="27"/>
          <table:table-cell table:formula="of:=VLOOKUP([.A6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1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aa_65_calon</text:p>
          </table:table-cell>
          <table:table-cell table:number-columns-repeated="27"/>
          <table:table-cell table:formula="of:=VLOOKUP([.A6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1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aaa_66_calon</text:p>
          </table:table-cell>
          <table:table-cell table:number-columns-repeated="27"/>
          <table:table-cell table:formula="of:=VLOOKUP([.A67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16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aa_67_calon</text:p>
          </table:table-cell>
          <table:table-cell table:number-columns-repeated="27"/>
          <table:table-cell table:formula="of:=VLOOKUP([.A6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17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aaa_68_calon</text:p>
          </table:table-cell>
          <table:table-cell table:number-columns-repeated="27"/>
          <table:table-cell table:formula="of:=VLOOKUP([.A6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18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aaa_69_calon</text:p>
          </table:table-cell>
          <table:table-cell table:number-columns-repeated="27"/>
          <table:table-cell table:formula="of:=VLOOKUP([.A7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19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aaa_70_calon</text:p>
          </table:table-cell>
          <table:table-cell table:number-columns-repeated="27"/>
          <table:table-cell table:formula="of:=VLOOKUP([.A7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1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aaa_71_calon</text:p>
          </table:table-cell>
          <table:table-cell table:number-columns-repeated="27"/>
          <table:table-cell table:formula="of:=VLOOKUP([.A7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2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aaa_72_calon</text:p>
          </table:table-cell>
          <table:table-cell table:number-columns-repeated="27"/>
          <table:table-cell table:formula="of:=VLOOKUP([.A73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22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aaa_73_calon</text:p>
          </table:table-cell>
          <table:table-cell table:number-columns-repeated="27"/>
          <table:table-cell table:formula="of:=VLOOKUP([.A7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23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aaa_74_calon</text:p>
          </table:table-cell>
          <table:table-cell table:number-columns-repeated="27"/>
          <table:table-cell table:formula="of:=VLOOKUP([.A7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24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aaa_75_calon</text:p>
          </table:table-cell>
          <table:table-cell table:number-columns-repeated="27"/>
          <table:table-cell table:formula="of:=VLOOKUP([.A7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25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aaa_76_calon</text:p>
          </table:table-cell>
          <table:table-cell table:number-columns-repeated="27"/>
          <table:table-cell table:formula="of:=VLOOKUP([.A7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2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aa_77_calon</text:p>
          </table:table-cell>
          <table:table-cell table:number-columns-repeated="27"/>
          <table:table-cell table:formula="of:=VLOOKUP([.A78];[Sheet2.$A$1:.$B$54];2;0)" office:value-type="string" office:string-value="ibu" calcext:value-type="string">
            <text:p>ibu</text:p>
          </table:table-cell>
          <table:table-cell office:value-type="string" calcext:value-type="string">
            <text:p>081230758927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aaa_78_calon</text:p>
          </table:table-cell>
          <table:table-cell table:number-columns-repeated="27"/>
          <table:table-cell table:formula="of:=VLOOKUP([.A7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28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aaa_79_calon</text:p>
          </table:table-cell>
          <table:table-cell table:number-columns-repeated="27"/>
          <table:table-cell table:formula="of:=VLOOKUP([.A8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29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aaa_80_calon</text:p>
          </table:table-cell>
          <table:table-cell table:number-columns-repeated="27"/>
          <table:table-cell table:formula="of:=VLOOKUP([.A8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2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aaa_81_calon</text:p>
          </table:table-cell>
          <table:table-cell table:number-columns-repeated="27"/>
          <table:table-cell table:formula="of:=VLOOKUP([.A8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3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aaa_82_calon</text:p>
          </table:table-cell>
          <table:table-cell table:number-columns-repeated="27"/>
          <table:table-cell table:formula="of:=VLOOKUP([.A83];[Sheet2.$A$1:.$B$54];2;0)" office:value-type="string" office:string-value="kakak" calcext:value-type="string">
            <text:p>kakak</text:p>
          </table:table-cell>
          <table:table-cell office:value-type="string" calcext:value-type="string">
            <text:p>081230758932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aaa_83_calon</text:p>
          </table:table-cell>
          <table:table-cell table:number-columns-repeated="27"/>
          <table:table-cell table:formula="of:=VLOOKUP([.A8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33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aaa_84_calon</text:p>
          </table:table-cell>
          <table:table-cell table:number-columns-repeated="27"/>
          <table:table-cell table:formula="of:=VLOOKUP([.A8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34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aaa_85_calon</text:p>
          </table:table-cell>
          <table:table-cell table:number-columns-repeated="27"/>
          <table:table-cell table:formula="of:=VLOOKUP([.A8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35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aaa_86_calon</text:p>
          </table:table-cell>
          <table:table-cell table:number-columns-repeated="27"/>
          <table:table-cell table:formula="of:=VLOOKUP([.A8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36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aaa_87_calon</text:p>
          </table:table-cell>
          <table:table-cell table:number-columns-repeated="27"/>
          <table:table-cell table:formula="of:=VLOOKUP([.A8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37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aaa_88_calon</text:p>
          </table:table-cell>
          <table:table-cell table:number-columns-repeated="27"/>
          <table:table-cell table:formula="of:=VLOOKUP([.A8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3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aaa_89_calon</text:p>
          </table:table-cell>
          <table:table-cell table:number-columns-repeated="27"/>
          <table:table-cell table:formula="of:=VLOOKUP([.A90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3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aaa_90_calon</text:p>
          </table:table-cell>
          <table:table-cell table:number-columns-repeated="27"/>
          <table:table-cell table:formula="of:=VLOOKUP([.A91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93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aaa_91_calon</text:p>
          </table:table-cell>
          <table:table-cell table:number-columns-repeated="27"/>
          <table:table-cell table:formula="of:=VLOOKUP([.A9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1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aa_92_calon</text:p>
          </table:table-cell>
          <table:table-cell table:number-columns-repeated="27"/>
          <table:table-cell table:formula="of:=VLOOKUP([.A9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2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aaa_93_calon</text:p>
          </table:table-cell>
          <table:table-cell table:number-columns-repeated="27"/>
          <table:table-cell table:formula="of:=VLOOKUP([.A9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3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aaa_94_calon</text:p>
          </table:table-cell>
          <table:table-cell table:number-columns-repeated="27"/>
          <table:table-cell table:formula="of:=VLOOKUP([.A9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4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aaa_95_calon</text:p>
          </table:table-cell>
          <table:table-cell table:number-columns-repeated="27"/>
          <table:table-cell table:formula="of:=VLOOKUP([.A9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aaa_96_calon</text:p>
          </table:table-cell>
          <table:table-cell table:number-columns-repeated="27"/>
          <table:table-cell table:formula="of:=VLOOKUP([.A97];[Sheet2.$A$1:.$B$54];2;0)" office:value-type="string" office:string-value="bapak" calcext:value-type="string">
            <text:p>bapak</text:p>
          </table:table-cell>
          <table:table-cell office:value-type="string" calcext:value-type="string">
            <text:p>081230758946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aaa_97_calon</text:p>
          </table:table-cell>
          <table:table-cell table:number-columns-repeated="27"/>
          <table:table-cell table:formula="of:=VLOOKUP([.A9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7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aaa_98_calon</text:p>
          </table:table-cell>
          <table:table-cell table:number-columns-repeated="27"/>
          <table:table-cell table:formula="of:=VLOOKUP([.A9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8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aaa_99_calon</text:p>
          </table:table-cell>
          <table:table-cell table:number-columns-repeated="27"/>
          <table:table-cell table:formula="of:=VLOOKUP([.A10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9</text:p>
          </table:table-cell>
          <table:table-cell table:number-columns-repeated="8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aaa_100_calon</text:p>
          </table:table-cell>
          <table:table-cell table:number-columns-repeated="27"/>
          <table:table-cell table:formula="of:=VLOOKUP([.A10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940</text:p>
          </table:table-cell>
          <table:table-cell table:number-columns-repeated="8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aaa_101_calon</text:p>
          </table:table-cell>
          <table:table-cell table:number-columns-repeated="27"/>
          <table:table-cell table:formula="of:=VLOOKUP([.A10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51</text:p>
          </table:table-cell>
          <table:table-cell table:number-columns-repeated="8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aaa_102_calon</text:p>
          </table:table-cell>
          <table:table-cell table:number-columns-repeated="27"/>
          <table:table-cell table:formula="of:=VLOOKUP([.A10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52</text:p>
          </table:table-cell>
          <table:table-cell table:number-columns-repeated="8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aaa_103_calon</text:p>
          </table:table-cell>
          <table:table-cell table:number-columns-repeated="27"/>
          <table:table-cell table:formula="of:=VLOOKUP([.A10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53</text:p>
          </table:table-cell>
          <table:table-cell table:number-columns-repeated="8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aa_104_calon</text:p>
          </table:table-cell>
          <table:table-cell table:number-columns-repeated="27"/>
          <table:table-cell table:formula="of:=VLOOKUP([.A10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5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aaa_105_calon</text:p>
          </table:table-cell>
          <table:table-cell table:number-columns-repeated="27"/>
          <table:table-cell table:formula="of:=VLOOKUP([.A10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55</text:p>
          </table:table-cell>
          <table:table-cell table:number-columns-repeated="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aaa_106_calon</text:p>
          </table:table-cell>
          <table:table-cell table:number-columns-repeated="27"/>
          <table:table-cell table:formula="of:=VLOOKUP([.A10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56</text:p>
          </table:table-cell>
          <table:table-cell table:number-columns-repeated="8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aaa_107_calon</text:p>
          </table:table-cell>
          <table:table-cell table:number-columns-repeated="27"/>
          <table:table-cell table:formula="of:=VLOOKUP([.A10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5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aaa_108_calon</text:p>
          </table:table-cell>
          <table:table-cell table:number-columns-repeated="27"/>
          <table:table-cell table:formula="of:=VLOOKUP([.A109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58</text:p>
          </table:table-cell>
          <table:table-cell table:number-columns-repeated="8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aaa_109_calon</text:p>
          </table:table-cell>
          <table:table-cell table:number-columns-repeated="27"/>
          <table:table-cell table:formula="of:=VLOOKUP([.A11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59</text:p>
          </table:table-cell>
          <table:table-cell table:number-columns-repeated="8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aaa_110_calon</text:p>
          </table:table-cell>
          <table:table-cell table:number-columns-repeated="27"/>
          <table:table-cell table:formula="of:=VLOOKUP([.A11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50</text:p>
          </table:table-cell>
          <table:table-cell table:number-columns-repeated="8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aaa_111_calon</text:p>
          </table:table-cell>
          <table:table-cell table:number-columns-repeated="27"/>
          <table:table-cell table:formula="of:=VLOOKUP([.A11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aaa_112_calon</text:p>
          </table:table-cell>
          <table:table-cell table:number-columns-repeated="27"/>
          <table:table-cell table:formula="of:=VLOOKUP([.A113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62</text:p>
          </table:table-cell>
          <table:table-cell table:number-columns-repeated="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aaa_113_calon</text:p>
          </table:table-cell>
          <table:table-cell table:number-columns-repeated="27"/>
          <table:table-cell table:formula="of:=VLOOKUP([.A11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3</text:p>
          </table:table-cell>
          <table:table-cell table:number-columns-repeated="8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aaa_114_calon</text:p>
          </table:table-cell>
          <table:table-cell table:number-columns-repeated="27"/>
          <table:table-cell table:formula="of:=VLOOKUP([.A11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4</text:p>
          </table:table-cell>
          <table:table-cell table:number-columns-repeated="8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aaa_115_calon</text:p>
          </table:table-cell>
          <table:table-cell table:number-columns-repeated="27"/>
          <table:table-cell table:formula="of:=VLOOKUP([.A11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5</text:p>
          </table:table-cell>
          <table:table-cell table:number-columns-repeated="8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aaa_116_calon</text:p>
          </table:table-cell>
          <table:table-cell table:number-columns-repeated="27"/>
          <table:table-cell table:formula="of:=VLOOKUP([.A11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6</text:p>
          </table:table-cell>
          <table:table-cell table:number-columns-repeated="8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aaa_117_calon</text:p>
          </table:table-cell>
          <table:table-cell table:number-columns-repeated="27"/>
          <table:table-cell table:formula="of:=VLOOKUP([.A11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7</text:p>
          </table:table-cell>
          <table:table-cell table:number-columns-repeated="8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aaa_118_calon</text:p>
          </table:table-cell>
          <table:table-cell table:number-columns-repeated="27"/>
          <table:table-cell table:formula="of:=VLOOKUP([.A11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8</text:p>
          </table:table-cell>
          <table:table-cell table:number-columns-repeated="8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aaa_119_calon</text:p>
          </table:table-cell>
          <table:table-cell table:number-columns-repeated="27"/>
          <table:table-cell table:formula="of:=VLOOKUP([.A12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9</text:p>
          </table:table-cell>
          <table:table-cell table:number-columns-repeated="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aaa_120_calon</text:p>
          </table:table-cell>
          <table:table-cell table:number-columns-repeated="27"/>
          <table:table-cell table:formula="of:=VLOOKUP([.A12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60</text:p>
          </table:table-cell>
          <table:table-cell table:number-columns-repeated="8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aaa_121_calon</text:p>
          </table:table-cell>
          <table:table-cell table:number-columns-repeated="27"/>
          <table:table-cell table:formula="of:=VLOOKUP([.A12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71</text:p>
          </table:table-cell>
          <table:table-cell table:number-columns-repeated="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aaa_122_calon</text:p>
          </table:table-cell>
          <table:table-cell table:number-columns-repeated="27"/>
          <table:table-cell table:formula="of:=VLOOKUP([.A12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72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aaa_123_calon</text:p>
          </table:table-cell>
          <table:table-cell table:number-columns-repeated="27"/>
          <table:table-cell table:formula="of:=VLOOKUP([.A124];[Sheet2.$A$1:.$B$54];2;0)" office:value-type="string" office:string-value="kakak" calcext:value-type="string">
            <text:p>kakak</text:p>
          </table:table-cell>
          <table:table-cell office:value-type="string" calcext:value-type="string">
            <text:p>081230758073</text:p>
          </table:table-cell>
          <table:table-cell table:number-columns-repeated="8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aaa_124_calon</text:p>
          </table:table-cell>
          <table:table-cell table:number-columns-repeated="27"/>
          <table:table-cell table:formula="of:=VLOOKUP([.A12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74</text:p>
          </table:table-cell>
          <table:table-cell table:number-columns-repeated="8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aaa_125_calon</text:p>
          </table:table-cell>
          <table:table-cell table:number-columns-repeated="27"/>
          <table:table-cell table:formula="of:=VLOOKUP([.A12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75</text:p>
          </table:table-cell>
          <table:table-cell table:number-columns-repeated="8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aaa_126_calon</text:p>
          </table:table-cell>
          <table:table-cell table:number-columns-repeated="27"/>
          <table:table-cell table:formula="of:=VLOOKUP([.A12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76</text:p>
          </table:table-cell>
          <table:table-cell table:number-columns-repeated="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aaa_127_calon</text:p>
          </table:table-cell>
          <table:table-cell table:number-columns-repeated="27"/>
          <table:table-cell table:formula="of:=VLOOKUP([.A12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7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aaa_128_calon</text:p>
          </table:table-cell>
          <table:table-cell table:number-columns-repeated="27"/>
          <table:table-cell table:formula="of:=VLOOKUP([.A129];[Sheet2.$A$1:.$B$54];2;0)" office:value-type="string" office:string-value="ibu" calcext:value-type="string">
            <text:p>ibu</text:p>
          </table:table-cell>
          <table:table-cell office:value-type="string" calcext:value-type="string">
            <text:p>08123075807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aaa_129_calon</text:p>
          </table:table-cell>
          <table:table-cell table:number-columns-repeated="27"/>
          <table:table-cell table:formula="of:=VLOOKUP([.A130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79</text:p>
          </table:table-cell>
          <table:table-cell table:number-columns-repeated="8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aaa_130_calon</text:p>
          </table:table-cell>
          <table:table-cell table:number-columns-repeated="27"/>
          <table:table-cell table:formula="of:=VLOOKUP([.A13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7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aaa_131_calon</text:p>
          </table:table-cell>
          <table:table-cell table:number-columns-repeated="27"/>
          <table:table-cell table:formula="of:=VLOOKUP([.A132];[Sheet2.$A$1:.$B$54];2;0)" office:value-type="string" office:string-value="bapak" calcext:value-type="string">
            <text:p>bapak</text:p>
          </table:table-cell>
          <table:table-cell office:value-type="string" calcext:value-type="string">
            <text:p>081230758081</text:p>
          </table:table-cell>
          <table:table-cell table:number-columns-repeated="8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aaa_132_calon</text:p>
          </table:table-cell>
          <table:table-cell table:number-columns-repeated="27"/>
          <table:table-cell table:formula="of:=VLOOKUP([.A13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82</text:p>
          </table:table-cell>
          <table:table-cell table:number-columns-repeated="8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aaa_133_calon</text:p>
          </table:table-cell>
          <table:table-cell table:number-columns-repeated="27"/>
          <table:table-cell table:formula="of:=VLOOKUP([.A13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83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aaa_134_calon</text:p>
          </table:table-cell>
          <table:table-cell table:number-columns-repeated="27"/>
          <table:table-cell table:formula="of:=VLOOKUP([.A135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84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aaa_135_calon</text:p>
          </table:table-cell>
          <table:table-cell table:number-columns-repeated="27"/>
          <table:table-cell table:formula="of:=VLOOKUP([.A13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85</text:p>
          </table:table-cell>
          <table:table-cell table:number-columns-repeated="8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aaa_136_calon</text:p>
          </table:table-cell>
          <table:table-cell table:number-columns-repeated="27"/>
          <table:table-cell table:formula="of:=VLOOKUP([.A13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8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aaa_137_calon</text:p>
          </table:table-cell>
          <table:table-cell table:number-columns-repeated="27"/>
          <table:table-cell table:formula="of:=VLOOKUP([.A138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87</text:p>
          </table:table-cell>
          <table:table-cell table:number-columns-repeated="8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aaa_138_calon</text:p>
          </table:table-cell>
          <table:table-cell table:number-columns-repeated="27"/>
          <table:table-cell table:formula="of:=VLOOKUP([.A13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88</text:p>
          </table:table-cell>
          <table:table-cell table:number-columns-repeated="8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aaa_139_calon</text:p>
          </table:table-cell>
          <table:table-cell table:number-columns-repeated="27"/>
          <table:table-cell table:formula="of:=VLOOKUP([.A14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89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aaa_140_calon</text:p>
          </table:table-cell>
          <table:table-cell table:number-columns-repeated="27"/>
          <table:table-cell table:formula="of:=VLOOKUP([.A141];[Sheet2.$A$1:.$B$54];2;0)" office:value-type="string" office:string-value="kakak" calcext:value-type="string">
            <text:p>kakak</text:p>
          </table:table-cell>
          <table:table-cell office:value-type="string" calcext:value-type="string">
            <text:p>081230758080</text:p>
          </table:table-cell>
          <table:table-cell table:number-columns-repeated="8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aaa_141_calon</text:p>
          </table:table-cell>
          <table:table-cell table:number-columns-repeated="27"/>
          <table:table-cell table:formula="of:=VLOOKUP([.A14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1</text:p>
          </table:table-cell>
          <table:table-cell table:number-columns-repeated="8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aaa_142_calon</text:p>
          </table:table-cell>
          <table:table-cell table:number-columns-repeated="27"/>
          <table:table-cell table:formula="of:=VLOOKUP([.A14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2</text:p>
          </table:table-cell>
          <table:table-cell table:number-columns-repeated="8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aaa_143_calon</text:p>
          </table:table-cell>
          <table:table-cell table:number-columns-repeated="27"/>
          <table:table-cell table:formula="of:=VLOOKUP([.A14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3</text:p>
          </table:table-cell>
          <table:table-cell table:number-columns-repeated="8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aaa_144_calon</text:p>
          </table:table-cell>
          <table:table-cell table:number-columns-repeated="27"/>
          <table:table-cell table:formula="of:=VLOOKUP([.A14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4</text:p>
          </table:table-cell>
          <table:table-cell table:number-columns-repeated="8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aaa_145_calon</text:p>
          </table:table-cell>
          <table:table-cell table:number-columns-repeated="27"/>
          <table:table-cell table:formula="of:=VLOOKUP([.A14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5</text:p>
          </table:table-cell>
          <table:table-cell table:number-columns-repeated="8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aaa_146_calon</text:p>
          </table:table-cell>
          <table:table-cell table:number-columns-repeated="27"/>
          <table:table-cell table:formula="of:=VLOOKUP([.A14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6</text:p>
          </table:table-cell>
          <table:table-cell table:number-columns-repeated="8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aaa_147_calon</text:p>
          </table:table-cell>
          <table:table-cell table:number-columns-repeated="27"/>
          <table:table-cell table:formula="of:=VLOOKUP([.A14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7</text:p>
          </table:table-cell>
          <table:table-cell table:number-columns-repeated="8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aaa_148_calon</text:p>
          </table:table-cell>
          <table:table-cell table:number-columns-repeated="27"/>
          <table:table-cell table:formula="of:=VLOOKUP([.A14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8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aaa_149_calon</text:p>
          </table:table-cell>
          <table:table-cell table:number-columns-repeated="27"/>
          <table:table-cell table:formula="of:=VLOOKUP([.A150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99</text:p>
          </table:table-cell>
          <table:table-cell table:number-columns-repeated="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aaa_150_calon</text:p>
          </table:table-cell>
          <table:table-cell table:number-columns-repeated="27"/>
          <table:table-cell table:formula="of:=VLOOKUP([.A15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9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aaa_151_calon</text:p>
          </table:table-cell>
          <table:table-cell table:number-columns-repeated="27"/>
          <table:table-cell table:formula="of:=VLOOKUP([.A152];[Sheet2.$A$1:.$B$54];2;0)" office:value-type="string" office:string-value="bapak" calcext:value-type="string">
            <text:p>bapak</text:p>
          </table:table-cell>
          <table:table-cell office:value-type="string" calcext:value-type="string">
            <text:p>081230758001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aaa_152_calon</text:p>
          </table:table-cell>
          <table:table-cell table:number-columns-repeated="27"/>
          <table:table-cell table:formula="of:=VLOOKUP([.A153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02</text:p>
          </table:table-cell>
          <table:table-cell table:number-columns-repeated="8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aaa_153_calon</text:p>
          </table:table-cell>
          <table:table-cell table:number-columns-repeated="27"/>
          <table:table-cell table:formula="of:=VLOOKUP([.A15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03</text:p>
          </table:table-cell>
          <table:table-cell table:number-columns-repeated="8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aaa_154_calon</text:p>
          </table:table-cell>
          <table:table-cell table:number-columns-repeated="27"/>
          <table:table-cell table:formula="of:=VLOOKUP([.A15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04</text:p>
          </table:table-cell>
          <table:table-cell table:number-columns-repeated="8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aaa_155_calon</text:p>
          </table:table-cell>
          <table:table-cell table:number-columns-repeated="27"/>
          <table:table-cell table:formula="of:=VLOOKUP([.A156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05</text:p>
          </table:table-cell>
          <table:table-cell table:number-columns-repeated="8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aaa_156_calon</text:p>
          </table:table-cell>
          <table:table-cell table:number-columns-repeated="27"/>
          <table:table-cell table:formula="of:=VLOOKUP([.A15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06</text:p>
          </table:table-cell>
          <table:table-cell table:number-columns-repeated="8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aaa_157_calon</text:p>
          </table:table-cell>
          <table:table-cell table:number-columns-repeated="27"/>
          <table:table-cell table:formula="of:=VLOOKUP([.A15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07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aaa_158_calon</text:p>
          </table:table-cell>
          <table:table-cell table:number-columns-repeated="27"/>
          <table:table-cell table:formula="of:=VLOOKUP([.A159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08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aaa_159_calon</text:p>
          </table:table-cell>
          <table:table-cell table:number-columns-repeated="27"/>
          <table:table-cell table:formula="of:=VLOOKUP([.A160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09</text:p>
          </table:table-cell>
          <table:table-cell table:number-columns-repeated="8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aaa_160_calon</text:p>
          </table:table-cell>
          <table:table-cell table:number-columns-repeated="27"/>
          <table:table-cell table:formula="of:=VLOOKUP([.A16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00</text:p>
          </table:table-cell>
          <table:table-cell table:number-columns-repeated="8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aaa_161_calon</text:p>
          </table:table-cell>
          <table:table-cell table:number-columns-repeated="27"/>
          <table:table-cell table:formula="of:=VLOOKUP([.A16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11</text:p>
          </table:table-cell>
          <table:table-cell table:number-columns-repeated="8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aaa_162_calon</text:p>
          </table:table-cell>
          <table:table-cell table:number-columns-repeated="27"/>
          <table:table-cell table:formula="of:=VLOOKUP([.A163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12</text:p>
          </table:table-cell>
          <table:table-cell table:number-columns-repeated="8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aaa_163_calon</text:p>
          </table:table-cell>
          <table:table-cell table:number-columns-repeated="27"/>
          <table:table-cell table:formula="of:=VLOOKUP([.A16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13</text:p>
          </table:table-cell>
          <table:table-cell table:number-columns-repeated="8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aaa_164_calon</text:p>
          </table:table-cell>
          <table:table-cell table:number-columns-repeated="27"/>
          <table:table-cell table:formula="of:=VLOOKUP([.A16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aaa_165_calon</text:p>
          </table:table-cell>
          <table:table-cell table:number-columns-repeated="27"/>
          <table:table-cell table:formula="of:=VLOOKUP([.A16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15</text:p>
          </table:table-cell>
          <table:table-cell table:number-columns-repeated="8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aaa_166_calon</text:p>
          </table:table-cell>
          <table:table-cell table:number-columns-repeated="27"/>
          <table:table-cell table:formula="of:=VLOOKUP([.A16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16</text:p>
          </table:table-cell>
          <table:table-cell table:number-columns-repeated="8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aaa_167_calon</text:p>
          </table:table-cell>
          <table:table-cell table:number-columns-repeated="27"/>
          <table:table-cell table:formula="of:=VLOOKUP([.A16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17</text:p>
          </table:table-cell>
          <table:table-cell table:number-columns-repeated="8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aaa_168_calon</text:p>
          </table:table-cell>
          <table:table-cell table:number-columns-repeated="27"/>
          <table:table-cell table:formula="of:=VLOOKUP([.A16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18</text:p>
          </table:table-cell>
          <table:table-cell table:number-columns-repeated="8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aaa_169_calon</text:p>
          </table:table-cell>
          <table:table-cell table:number-columns-repeated="27"/>
          <table:table-cell table:formula="of:=VLOOKUP([.A17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19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aaa_170_calon</text:p>
          </table:table-cell>
          <table:table-cell table:number-columns-repeated="27"/>
          <table:table-cell table:formula="of:=VLOOKUP([.A171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10</text:p>
          </table:table-cell>
          <table:table-cell table:number-columns-repeated="8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aaa_171_calon</text:p>
          </table:table-cell>
          <table:table-cell table:number-columns-repeated="27"/>
          <table:table-cell table:formula="of:=VLOOKUP([.A17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21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aaa_172_calon</text:p>
          </table:table-cell>
          <table:table-cell table:number-columns-repeated="27"/>
          <table:table-cell table:formula="of:=VLOOKUP([.A173];[Sheet2.$A$1:.$B$54];2;0)" office:value-type="string" office:string-value="bapak" calcext:value-type="string">
            <text:p>bapak</text:p>
          </table:table-cell>
          <table:table-cell office:value-type="string" calcext:value-type="string">
            <text:p>081230758022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aaa_173_calon</text:p>
          </table:table-cell>
          <table:table-cell table:number-columns-repeated="27"/>
          <table:table-cell table:formula="of:=VLOOKUP([.A174];[Sheet2.$A$1:.$B$54];2;0)" office:value-type="string" office:string-value="kakak" calcext:value-type="string">
            <text:p>kakak</text:p>
          </table:table-cell>
          <table:table-cell office:value-type="string" calcext:value-type="string">
            <text:p>081230758023</text:p>
          </table:table-cell>
          <table:table-cell table:number-columns-repeated="8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aaa_174_calon</text:p>
          </table:table-cell>
          <table:table-cell table:number-columns-repeated="27"/>
          <table:table-cell table:formula="of:=VLOOKUP([.A17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24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aa_175_calon</text:p>
          </table:table-cell>
          <table:table-cell table:number-columns-repeated="27"/>
          <table:table-cell table:formula="of:=VLOOKUP([.A17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25</text:p>
          </table:table-cell>
          <table:table-cell table:number-columns-repeated="8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aaa_176_calon</text:p>
          </table:table-cell>
          <table:table-cell table:number-columns-repeated="27"/>
          <table:table-cell table:formula="of:=VLOOKUP([.A17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26</text:p>
          </table:table-cell>
          <table:table-cell table:number-columns-repeated="8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aaa_177_calon</text:p>
          </table:table-cell>
          <table:table-cell table:number-columns-repeated="27"/>
          <table:table-cell table:formula="of:=VLOOKUP([.A178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27</text:p>
          </table:table-cell>
          <table:table-cell table:number-columns-repeated="8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aaa_178_calon</text:p>
          </table:table-cell>
          <table:table-cell table:number-columns-repeated="27"/>
          <table:table-cell table:formula="of:=VLOOKUP([.A17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28</text:p>
          </table:table-cell>
          <table:table-cell table:number-columns-repeated="8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aaa_179_calon</text:p>
          </table:table-cell>
          <table:table-cell table:number-columns-repeated="27"/>
          <table:table-cell table:formula="of:=VLOOKUP([.A18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29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aaa_180_calon</text:p>
          </table:table-cell>
          <table:table-cell table:number-columns-repeated="27"/>
          <table:table-cell table:formula="of:=VLOOKUP([.A181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20</text:p>
          </table:table-cell>
          <table:table-cell table:number-columns-repeated="8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aaa_181_calon</text:p>
          </table:table-cell>
          <table:table-cell table:number-columns-repeated="27"/>
          <table:table-cell table:formula="of:=VLOOKUP([.A18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31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aaa_182_calon</text:p>
          </table:table-cell>
          <table:table-cell table:number-columns-repeated="27"/>
          <table:table-cell table:formula="of:=VLOOKUP([.A183];[Sheet2.$A$1:.$B$54];2;0)" office:value-type="string" office:string-value="kakak" calcext:value-type="string">
            <text:p>kakak</text:p>
          </table:table-cell>
          <table:table-cell office:value-type="string" calcext:value-type="string">
            <text:p>081230758032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aaa_183_calon</text:p>
          </table:table-cell>
          <table:table-cell table:number-columns-repeated="27"/>
          <table:table-cell table:formula="of:=VLOOKUP([.A184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33</text:p>
          </table:table-cell>
          <table:table-cell table:number-columns-repeated="8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aaa_184_calon</text:p>
          </table:table-cell>
          <table:table-cell table:number-columns-repeated="27"/>
          <table:table-cell table:formula="of:=VLOOKUP([.A18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34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aaa_185_calon</text:p>
          </table:table-cell>
          <table:table-cell table:number-columns-repeated="27"/>
          <table:table-cell table:formula="of:=VLOOKUP([.A186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35</text:p>
          </table:table-cell>
          <table:table-cell table:number-columns-repeated="8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aaa_186_calon</text:p>
          </table:table-cell>
          <table:table-cell table:number-columns-repeated="27"/>
          <table:table-cell table:formula="of:=VLOOKUP([.A18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36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aaa_187_calon</text:p>
          </table:table-cell>
          <table:table-cell table:number-columns-repeated="27"/>
          <table:table-cell table:formula="of:=VLOOKUP([.A188];[Sheet2.$A$1:.$B$54];2;0)" office:value-type="string" office:string-value="kakak" calcext:value-type="string">
            <text:p>kakak</text:p>
          </table:table-cell>
          <table:table-cell office:value-type="string" calcext:value-type="string">
            <text:p>081230758037</text:p>
          </table:table-cell>
          <table:table-cell table:number-columns-repeated="8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aaa_188_calon</text:p>
          </table:table-cell>
          <table:table-cell table:number-columns-repeated="27"/>
          <table:table-cell table:formula="of:=VLOOKUP([.A18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38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aaa_189_calon</text:p>
          </table:table-cell>
          <table:table-cell table:number-columns-repeated="27"/>
          <table:table-cell table:formula="of:=VLOOKUP([.A190];[Sheet2.$A$1:.$B$54];2;0)" office:value-type="string" office:string-value="mas" calcext:value-type="string">
            <text:p>mas</text:p>
          </table:table-cell>
          <table:table-cell office:value-type="string" calcext:value-type="string">
            <text:p>081230758039</text:p>
          </table:table-cell>
          <table:table-cell table:number-columns-repeated="8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aaa_190_calon</text:p>
          </table:table-cell>
          <table:table-cell table:number-columns-repeated="27"/>
          <table:table-cell table:formula="of:=VLOOKUP([.A19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30</text:p>
          </table:table-cell>
          <table:table-cell table:number-columns-repeated="8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aaa_191_calon</text:p>
          </table:table-cell>
          <table:table-cell table:number-columns-repeated="27"/>
          <table:table-cell table:formula="of:=VLOOKUP([.A192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41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aaa_192_calon</text:p>
          </table:table-cell>
          <table:table-cell table:number-columns-repeated="27"/>
          <table:table-cell table:formula="of:=VLOOKUP([.A193];[Sheet2.$A$1:.$B$54];2;0)" office:value-type="string" office:string-value="adek" calcext:value-type="string">
            <text:p>adek</text:p>
          </table:table-cell>
          <table:table-cell office:value-type="string" calcext:value-type="string">
            <text:p>081230758042</text:p>
          </table:table-cell>
          <table:table-cell table:number-columns-repeated="8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aaa_193_calon</text:p>
          </table:table-cell>
          <table:table-cell table:number-columns-repeated="27"/>
          <table:table-cell table:formula="of:=VLOOKUP([.A194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43</text:p>
          </table:table-cell>
          <table:table-cell table:number-columns-repeated="8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aaa_194_calon</text:p>
          </table:table-cell>
          <table:table-cell table:number-columns-repeated="27"/>
          <table:table-cell table:formula="of:=VLOOKUP([.A195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44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aaa_195_calon</text:p>
          </table:table-cell>
          <table:table-cell table:number-columns-repeated="27"/>
          <table:table-cell table:formula="of:=VLOOKUP([.A196];[Sheet2.$A$1:.$B$54];2;0)" office:value-type="string" office:string-value="ibu" calcext:value-type="string">
            <text:p>ibu</text:p>
          </table:table-cell>
          <table:table-cell office:value-type="string" calcext:value-type="string">
            <text:p>081230758045</text:p>
          </table:table-cell>
          <table:table-cell table:number-columns-repeated="8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aaa_196_calon</text:p>
          </table:table-cell>
          <table:table-cell table:number-columns-repeated="27"/>
          <table:table-cell table:formula="of:=VLOOKUP([.A197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46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aaa_197_calon</text:p>
          </table:table-cell>
          <table:table-cell table:number-columns-repeated="27"/>
          <table:table-cell table:formula="of:=VLOOKUP([.A198];[Sheet2.$A$1:.$B$54];2;0)" office:value-type="string" office:string-value="bapak/ibu" calcext:value-type="string">
            <text:p>bapak/ibu</text:p>
          </table:table-cell>
          <table:table-cell office:value-type="string" calcext:value-type="string">
            <text:p>081230758047</text:p>
          </table:table-cell>
          <table:table-cell table:number-columns-repeated="8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aaa_198_calon</text:p>
          </table:table-cell>
          <table:table-cell table:number-columns-repeated="27"/>
          <table:table-cell table:formula="of:=VLOOKUP([.A199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48</text:p>
          </table:table-cell>
          <table:table-cell table:number-columns-repeated="8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aaa_199_calon</text:p>
          </table:table-cell>
          <table:table-cell table:number-columns-repeated="27"/>
          <table:table-cell table:formula="of:=VLOOKUP([.A200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49</text:p>
          </table:table-cell>
          <table:table-cell table:number-columns-repeated="8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aaa_200_calon</text:p>
          </table:table-cell>
          <table:table-cell table:number-columns-repeated="27"/>
          <table:table-cell table:formula="of:=VLOOKUP([.A201];[Sheet2.$A$1:.$B$54];2;0)" office:value-type="string" office:string-value="" calcext:value-type="error">
            <text:p>#N/A</text:p>
          </table:table-cell>
          <table:table-cell office:value-type="string" calcext:value-type="string">
            <text:p>081230758040</text:p>
          </table:table-cell>
          <table:table-cell table:number-columns-repeated="8"/>
        </table:table-row>
      </table:table>
      <table:table table:name="Sheet2" table:style-name="ta1">
        <table:table-column table:style-name="co37" table:number-columns-repeated="2" table:default-cell-style-name="Default"/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dek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pak</text:p>
          </table:table-cell>
        </table:table-row>
      </table:table>
      <table:named-expressions/>
      <table:database-ranges>
        <table:database-range table:name="__Anonymous_Sheet_DB__0" table:target-range-address="contacts.A1:contacts.AN201" table:display-filter-buttons="true">
          <table:filter>
            <table:filter-and>
              <table:filter-condition table:value="adek" table:operator="=" table:field-number="30">
                <table:filter-set-item table:value="adek"/>
                <table:filter-set-item table:value="bapak"/>
                <table:filter-set-item table:value="bapak/ibu"/>
                <table:filter-set-item table:value="ibu"/>
                <table:filter-set-item table:value="kakak"/>
                <table:filter-set-item table:value="mas"/>
              </table:filter-condition>
            </table:filter-and>
          </table:filter>
        </table:database-range>
        <table:database-range table:name="__Anonymous_Sheet_DB__1" table:target-range-address="Sheet2.A1:Sheet2.A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5M56S</meta:editing-duration>
    <meta:editing-cycles>3</meta:editing-cycles>
    <meta:generator>LibreOffice/7.3.5.2$Windows_X86_64 LibreOffice_project/184fe81b8c8c30d8b5082578aee2fed2ea847c01</meta:generator>
    <meta:creation-date>2022-10-19T10:05:48.534000000</meta:creation-date>
    <dc:date>2022-10-19T10:42:40.320000000</dc:date>
    <meta:document-statistic meta:table-count="2" meta:cell-count="1150" meta:object-count="0"/>
  </office:meta>
</office:document-meta>
</file>